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Noto Sans CJK TC1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7cm" fo:min-width="3.411cm" fo:padding-top="0.142cm" fo:padding-bottom="0.142cm" fo:padding-left="0.267cm" fo:padding-right="0.267cm" loext:softedge-radius="0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966cm" fo:padding-top="0.142cm" fo:padding-bottom="0.142cm" fo:padding-left="0.267cm" fo:padding-right="0.267cm" loext:softedge-radius="0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_20_Dot" svg:stroke-color="#ff0000" draw:fill="none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351cm" fo:padding-top="0.142cm" fo:padding-bottom="0.142cm" fo:padding-left="0.267cm" fo:padding-right="0.267cm" loext:softedge-radius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2cm" fo:padding-top="0.142cm" fo:padding-bottom="0.142cm" fo:padding-left="0.267cm" fo:padding-right="0.267cm" loext:softedge-radius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nux Biolinum O" fo:font-size="24pt"/>
    </style:style>
    <style:style style:name="P2" style:family="paragraph">
      <loext:graphic-properties draw:fill-color="#ffffff"/>
      <style:paragraph-properties fo:text-align="center" style:writing-mode="lr-tb"/>
      <style:text-properties style:font-name="Linux Biolinum O" fo:font-size="24pt"/>
    </style:style>
    <style:style style:name="P3" style:family="paragraph">
      <loext:graphic-properties draw:fill="none"/>
      <style:paragraph-properties fo:text-align="center"/>
      <style:text-properties style:font-name="Linux Biolinum O" fo:font-size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nux Biolinum O" fo:font-size="24pt"/>
    </style:style>
    <style:style style:name="P6" style:family="paragraph">
      <loext:graphic-properties draw:fill="none" draw:fill-color="#ffffff"/>
      <style:paragraph-properties style:writing-mode="lr-tb"/>
      <style:text-properties style:font-name="Linux Biolinum O" fo:font-size="24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nux Biolinum O" fo:font-size="2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Linux Biolinum O"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Linux Biolinum O"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T4" style:family="text">
      <style:text-properties fo:color="#ff0000" loext:opacity="100%" style:font-name="Linux Biolinum 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945cm" svg:height="1.021cm" draw:transform="skewX (-0.00593411945678072) rotate (-0.0059341194567806) translate (16.5cm 4.5cm)">
          <text:p text:style-name="P1"><text:span text:style-name="T1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18.725cm" svg:y="9.5cm">
          <text:p text:style-name="P1"><text:span text:style-name="T1">defineFo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385cm" svg:y1="5cm" svg:x2="16.5cm" svg:y2="5cm">
          <text:p/>
        </draw:line>
        <draw:frame draw:style-name="gr4" draw:text-style-name="P5" draw:layer="layout" svg:width="6cm" svg:height="1.216cm" svg:x="10.5cm" svg:y="4.784cm">
          <draw:text-box>
            <text:p text:style-name="P4"><text:span text:style-name="T1">LamD : DataD</text:span></text:p>
          </draw:text-box>
        </draw:frame>
        <draw:line draw:style-name="gr5" draw:text-style-name="P3" draw:layer="layout" svg:x1="10.378cm" svg:y1="10cm" svg:x2="18.725cm" svg:y2="10cm">
          <text:p/>
        </draw:line>
        <draw:frame draw:style-name="gr4" draw:text-style-name="P6" draw:layer="layout" svg:width="6.678cm" svg:height="1.216cm" svg:x="11.322cm" svg:y="9cm">
          <draw:text-box>
            <text:p><text:span text:style-name="T1">RenameP : FoldP</text:span></text:p>
          </draw:text-box>
        </draw:frame>
        <draw:frame draw:style-name="gr6" draw:text-style-name="P7" draw:layer="layout" svg:width="14cm" svg:height="2.181cm" svg:x="14cm" svg:y="0.5cm">
          <draw:text-box>
            <text:p text:style-name="P4"><text:span text:style-name="T2">rename : (∀ {σ} → Var σ Γ → Var σ Γ) </text:span></text:p>
            <text:p text:style-name="P4"><text:span text:style-name="T3">→ </text:span><text:span text:style-name="T3">Lam τ Γ → Lam τ Δ</text:span></text:p>
          </draw:text-box>
        </draw:frame>
        <draw:line draw:style-name="gr7" draw:text-style-name="P3" draw:layer="layout" svg:x1="13cm" svg:y1="1.716cm" svg:x2="18.5cm" svg:y2="4.5cm">
          <text:p/>
        </draw:line>
        <draw:line draw:style-name="gr3" draw:text-style-name="P3" draw:layer="layout" svg:x1="21cm" svg:y1="2.681cm" svg:x2="21cm" svg:y2="9.5cm">
          <text:p/>
        </draw:line>
        <draw:line draw:style-name="gr8" draw:text-style-name="P3" draw:layer="layout" svg:x1="0cm" svg:y1="3.733cm" svg:x2="28cm" svg:y2="3.733cm">
          <text:p/>
        </draw:line>
        <draw:line draw:style-name="gr8" draw:text-style-name="P3" draw:layer="layout" svg:x1="13.689cm" svg:y1="3.733cm" svg:x2="13.689cm" svg:y2="10.577cm">
          <text:p/>
        </draw:line>
        <draw:frame draw:style-name="gr4" draw:text-style-name="P8" draw:layer="layout" svg:width="2.5cm" svg:height="1.216cm" svg:x="0cm" svg:y="0cm">
          <draw:text-box>
            <text:p text:style-name="P4"><text:span text:style-name="T4">User</text:span></text:p>
          </draw:text-box>
        </draw:frame>
        <draw:frame draw:style-name="gr6" draw:text-style-name="P9" draw:layer="layout" svg:width="6cm" svg:height="2.181cm" svg:x="22cm" svg:y="3.732cm">
          <draw:text-box>
            <text:p text:style-name="P4"><text:span text:style-name="T4">Metaprograms by Ko et al.</text:span></text:p>
          </draw:text-box>
        </draw:frame>
        <draw:custom-shape draw:style-name="gr9" draw:text-style-name="P2" draw:layer="layout" svg:width="3.885cm" svg:height="1cm" svg:x="6.5cm" svg:y="4.484cm">
          <text:p text:style-name="P1"><text:span text:style-name="T1">Ren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734cm" svg:height="1cm" svg:x="6.644cm" svg:y="9.5cm">
          <text:p text:style-name="P1"><text:span text:style-name="T1">S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3.711cm" svg:height="2.181cm" svg:x="1.289cm" svg:y="6.319cm">
          <draw:text-box>
            <text:p text:style-name="P10"><text:span text:style-name="T1">LamSemantics :</text:span></text:p>
            <text:p text:style-name="P10"><text:span text:style-name="T1">Semantics LamD LamSyntax Var Lam</text:span></text:p>
          </draw:text-box>
        </draw:frame>
        <draw:line draw:style-name="gr12" draw:text-style-name="P3" draw:layer="layout" svg:x1="8.5cm" svg:y1="4.5cm" svg:x2="8.5cm" svg:y2="3.02cm">
          <text:p/>
        </draw:line>
        <draw:frame draw:style-name="gr13" draw:text-style-name="P13" draw:layer="layout" svg:width="10cm" svg:height="1.236cm" svg:x="2.5cm" svg:y="1.784cm">
          <draw:text-box>
            <text:p text:style-name="P12"><text:span text:style-name="T1">LamSyntax : Syntax LamD</text:span></text:p>
          </draw:text-box>
        </draw:frame>
        <draw:frame draw:style-name="gr4" draw:text-style-name="P13" draw:layer="layout" svg:width="11.389cm" svg:height="1.216cm" svg:x="2.5cm" svg:y="0.5cm">
          <draw:text-box>
            <text:p text:style-name="P12"><text:span text:style-name="T1">Lam : Type → List Type → Set</text:span></text:p>
          </draw:text-box>
        </draw:frame>
        <draw:frame draw:style-name="gr14" draw:text-style-name="P8" draw:layer="layout" svg:width="4.978cm" svg:height="1.267cm" svg:x="0.022cm" svg:y="3.733cm">
          <draw:text-box>
            <text:p text:style-name="P4"><text:span text:style-name="T4">Our Library</text:span></text:p>
          </draw:text-box>
        </draw:frame>
        <draw:line draw:style-name="gr15" draw:text-style-name="P14" draw:layer="layout" svg:x1="8.5cm" svg:y1="5.5cm" svg:x2="8.5cm" svg:y2="9.5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Noto Sans CJK TC1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 CJK HK" style:font-size-asian="24pt" style:language-asian="zh" style:country-asian="TW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200000762939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cm" fo:margin-bottom="0cm" fo:text-indent="0cm"/>
      <style:text-properties fo:font-size="18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5cm" fo:margin-bottom="0cm" fo:text-indent="0cm"/>
      <style:text-properties fo:font-size="15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3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3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3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3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3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374cm" svg:x="1cm" svg:y="4.585cm"/>
      <draw:page-thumbnail draw:layer="backgroundobjects" svg:width="8.999cm" svg:height="3.374cm" svg:x="1cm" svg:y="13.161cm"/>
      <draw:page-thumbnail draw:layer="backgroundobjects" svg:width="8.999cm" svg:height="3.374cm" svg:x="1cm" svg:y="21.737cm"/>
      <draw:page-thumbnail draw:layer="backgroundobjects" svg:width="8.999cm" svg:height="3.374cm" svg:x="11cm" svg:y="4.585cm"/>
      <draw:page-thumbnail draw:layer="backgroundobjects" svg:width="8.999cm" svg:height="3.374cm" svg:x="11cm" svg:y="13.161cm"/>
      <draw:page-thumbnail draw:layer="backgroundobjects" svg:width="8.999cm" svg:height="3.374cm" svg:x="11cm" svg:y="21.737cm"/>
    </style:handout-master>
    <style:master-page style:name="Default" style:page-layout-name="PM1" draw:style-name="Mdp1">
      <draw:frame presentation:style-name="Default-title" draw:layer="backgroundobjects" svg:width="25.199cm" svg:height="1.752cm" svg:x="1.4cm" svg:y="0.414cm" presentation:class="title" presentation:placeholder="true">
        <draw:text-box/>
      </draw:frame>
      <draw:frame presentation:style-name="Default-outline1" draw:layer="backgroundobjects" svg:width="25.199cm" svg:height="6.089cm" svg:x="1.4cm" svg:y="2.452cm" presentation:class="outline" presentation:placeholder="true">
        <draw:text-box/>
      </draw:frame>
      <draw:frame presentation:style-name="Mpr1" draw:text-style-name="MP2" draw:layer="backgroundobjects" svg:width="6.523cm" svg:height="0.723cm" svg:x="1.4cm" svg:y="9.5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23cm" svg:x="9.576cm" svg:y="9.56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3cm" svg:x="20.076cm" svg:y="9.56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6:12:43.444555754</meta:creation-date>
    <dc:date>2022-05-26T02:32:33.331308941</dc:date>
    <meta:editing-duration>PT4H28M57S</meta:editing-duration>
    <meta:editing-cycles>21</meta:editing-cycles>
    <meta:generator>LibreOffice/7.0.6.2$Linux_X86_64 LibreOffice_project/00$Build-2</meta:generator>
    <meta:document-statistic meta:object-count="44"/>
  </office:meta>
</office:document-meta>
</file>